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ir,</text:p>
      <text:p text:style-name="Text_20_body">We have inserted the replies/corrections for each query at the corresponding line in the proof of the paper. However, following are the corrections:</text:p>
      <text:p text:style-name="Text_20_body">Q1 reply&gt; No deviations.</text:p>
      <text:p text:style-name="Text_20_body">Q2 reply&gt; We want to change the corresponding author e-mail address to <text:a xlink:type="simple" xlink:href="mailto:asim.tewari@iitb.ac.in" text:style-name="Internet_20_link" text:visited-style-name="Visited_20_Internet_20_Link">asim.tewari@iitb.ac.in</text:a> . Also, given order of the authors is correct (1st author: Ananth Narayana, 2nd author: Naman Yadav, 3rd author: Asim Tiwari), but the corresponding author is the 3rd author not the 1st author.</text:p>
      <text:p text:style-name="Text_20_body">Q3 reply&gt; Yes, author names have been identified correctly.</text:p>
      <text:p text:style-name="Text_20_body">Q4 reply&gt; Please consider the following three changes in the paper:</text:p>
      <text:p text:style-name="P1">1. We would like to change the Fig. 1, revised Fig. 1 has been attached with this e-mail.</text:p>
      <text:p text:style-name="P1">2. Change heading of section 6 from Data generation to Results.</text:p>
      <text:p text:style-name="P1">Line 185: <text:span text:style-name="Strong_20_Emphasis">6. Data generation</text:span></text:p>
      <text:p text:style-name="P1">Updated Line 185: <text:span text:style-name="Strong_20_Emphasis">6. Results</text:span></text:p>
      <text:p text:style-name="P1">3. Change ":" to "." in line 195.</text:p>
      <text:p text:style-name="P1">Line 195: actual values is written:</text:p>
      <text:p text:style-name="P1">Updated Line 195: actual values is written.</text:p>
      <text:p text:style-name="Text_20_body">Q5 reply&gt; Ensured.</text:p>
      <text:p text:style-name="Text_20_body">Q6 reply&gt; Please change the suggested citation of Fig. 1 and put a reference to Fig. 1 in line 83.</text:p>
      <text:p text:style-name="P1">Line 83: directions was obtained. To automate the process in order to gen-</text:p>
      <text:p text:style-name="P1">Updated line 83: directions was obtained as shown in Fig. 1. To automate the process in order to gen-</text:p>
      <text:p text:style-name="Text_20_body">Q7 reply&gt; Please change the suggested citation of Table 4 and put a reference in line 102.</text:p>
      <text:p text:style-name="P1">Line 102: Tables 1-3.</text:p>
      <text:p text:style-name="P1">Updated line 102: Table 1-4.</text:p>
      <text:p text:style-name="P1">Also, for the Table 5, remove the suggested citation and add reference to Table 5 in line 182, for that change lines 180-182 as following:</text:p>
      <text:p text:style-name="P1">Lines 180-182: After training few simple models, following values of learning rate parameters, mini-batch size number of mini-batches, number of iterations, etc. worked best:</text:p>
      <text:p text:style-name="P1">Updated lines 180-182: After training few simple models, values that worked best for learning rate parameters, mini-batch size number of mini-batches, number of iterations, etc. are given in Table 5.</text:p>
      <text:p text:style-name="Text_20_body">Q8 reply&gt; Yes, it is correct. Funding was used to buy the software used in the research.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10:56:21.794242703</meta:creation-date>
    <dc:date>2020-02-21T14:04:08.331414348</dc:date>
    <meta:editing-duration>PT33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24" meta:word-count="331" meta:character-count="1937" meta:non-whitespace-character-count="1630"/>
  </office:meta>
</office:document-meta>
</file>